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8cm" svg:height="0.048cm" svg:x="19.29cm" svg:y="23.76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5.969cm" svg:height="8.977cm" svg:x="2.5cm" svg:y="4.52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asz  stolarczyk</meta:initial-creator>
    <meta:creation-date>2015-11-23T11:11:02.69</meta:creation-date>
    <dc:date>2015-11-23T13:09:45.10</dc:date>
    <dc:creator>tomasz  stolarczyk</dc:creator>
    <meta:editing-duration>PT1H28M32S</meta:editing-duration>
    <meta:editing-cycles>6</meta:editing-cycles>
    <meta:generator>OpenOffice/4.0.1$Win32 OpenOffice.org_project/401m5$Build-9714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49cm" svg:height="0.049cm" xlink:href="." xlink:type="simple" chart:class="chart:line" chart:style-name="ch1">
        <chart:plot-area chart:style-name="ch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3" chartooo:axis-type="auto">
            <chartooo:date-scale/>
            <chart:categories table:cell-range-address="local-table.$A$2:.$A$16"/>
          </chart:axis>
          <chart:axis chart:dimension="y" chart:name="primary-y" chart:style-name="ch4"/>
          <chart:series chart:style-name="ch5" chart:values-cell-range-address="local-table.$B$2:.$B$16" chart:label-cell-address="local-table.$B$1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s</text:p>
              </table:table-cell>
            </table:table-row>
          </table:table-header-rows>
          <table:table-rows>
            <table:table-row>
              <table:table-cell office:value-type="string">
                <text:p>November 9th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November 10th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November 11th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November 12th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November 13th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November 14th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November 15th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November 16th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November 17th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November 18th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November 19th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November 20th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November 21s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November 22n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November 23r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cm" svg:height="8.978cm" xlink:href="." xlink:type="simple" chart:class="chart:line" chart:style-name="ch1">
        <chart:legend chart:legend-position="end" svg:x="13.409cm" svg:y="2.867cm" style:legend-expansion="high" chart:style-name="ch2"/>
        <chart:plot-area chart:style-name="ch3" chart:data-source-has-labels="both" svg:x="0.296cm" svg:y="0.994cm" svg:width="13.92cm" svg:height="7.951cm">
          <chartooo:coordinate-region svg:x="1.341cm" svg:y="1.206cm" svg:width="11.736cm" svg:height="6.642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series chart:style-name="ch8" chart:values-cell-range-address="local-table.$C$2:.$C$16" chart:label-cell-address="local-table.$C$1" chart:class="chart:line">
            <chart:data-point chart:repeated="15"/>
          </chart:series>
          <chart:series chart:style-name="ch9" chart:values-cell-range-address="local-table.$D$2:.$D$16" chart:label-cell-address="local-table.$D$1" chart:class="chart:line">
            <chart:data-point chart:repeated="15"/>
          </chart:series>
          <chart:series chart:style-name="ch10" chart:values-cell-range-address="local-table.$E$2:.$E$16" chart:label-cell-address="local-table.$E$1" chart:class="chart:line">
            <chart:data-point chart:repeated="15"/>
          </chart:series>
          <chart:series chart:style-name="ch11" chart:values-cell-range-address="local-table.$F$2:.$F$16" chart:label-cell-address="local-table.$F$1" chart:class="chart:line">
            <chart:data-point chart:repeated="15"/>
          </chart:series>
          <chart:series chart:style-name="ch12" chart:values-cell-range-address="local-table.$G$2:.$G$16" chart:label-cell-address="local-table.$G$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her</text:p>
              </table:table-cell>
              <table:table-cell office:value-type="string">
                <text:p>Bill</text:p>
              </table:table-cell>
              <table:table-cell office:value-type="string">
                <text:p>Shirley</text:p>
              </table:table-cell>
              <table:table-cell office:value-type="string">
                <text:p>Justin</text:p>
              </table:table-cell>
              <table:table-cell office:value-type="string">
                <text:p>Ujash</text:p>
              </table:table-cell>
              <table:table-cell office:value-type="string">
                <text:p>Tomasz</text:p>
              </table:table-cell>
            </table:table-row>
          </table:table-header-rows>
          <table:table-rows>
            <table:table-row>
              <table:table-cell office:value-type="string">
                <text:p>November 9t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 10th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ember 11th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November 12th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November 13th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ovember 14th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vember 15th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vember 16th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vember 17th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November 18th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November 19th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ovember 20th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November 21st</text:p>
              </table:table-cell>
              <table:table-cell office:value-type="float" office:value="96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November 22nd</text:p>
              </table:table-cell>
              <table:table-cell office:value-type="float" office:value="115">
                <text:p>115</text:p>
              </table:table-cell>
              <table:table-cell office:value-type="float" office:value="41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November 23rd</text:p>
              </table:table-cell>
              <table:table-cell office:value-type="float" office:value="122">
                <text:p>122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